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5d81e" officeooo:paragraph-rsid="00110183"/>
    </style:style>
    <style:style style:name="P2" style:family="paragraph" style:parent-style-name="Preformatted_20_Text">
      <style:text-properties fo:font-style="italic" officeooo:rsid="0015d81e" officeooo:paragraph-rsid="00110183" style:font-style-asian="italic" style:font-style-complex="italic"/>
    </style:style>
    <style:style style:name="P3" style:family="paragraph" style:parent-style-name="Preformatted_20_Text">
      <style:text-properties fo:font-size="11pt" officeooo:rsid="001604ad" officeooo:paragraph-rsid="0011cb45" style:font-size-asian="11pt" style:font-size-complex="11pt"/>
    </style:style>
    <style:style style:name="P4" style:family="paragraph" style:parent-style-name="Preformatted_20_Text">
      <style:text-properties fo:font-size="11pt" officeooo:rsid="0015d81e" officeooo:paragraph-rsid="0011cb45" style:font-size-asian="11pt" style:font-size-complex="11pt"/>
    </style:style>
    <style:style style:name="P5" style:family="paragraph" style:parent-style-name="Preformatted_20_Text">
      <style:text-properties fo:font-size="11pt" fo:font-style="italic" officeooo:rsid="0015d81e" officeooo:paragraph-rsid="0011cb45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8f878" style:font-weight-asian="normal" style:font-weight-complex="normal"/>
    </style:style>
    <style:style style:name="T3" style:family="text">
      <style:text-properties officeooo:rsid="0018f87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1cb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ormato das instâncias:</text:span></text:p>
      <text:p text:style-name="P4"></text:p>
      <text:p text:style-name="P4"></text:p>
      <text:p text:style-name="P5">line 1: number n of tasks</text:p>
      <text:p text:style-name="P5"></text:p>
      <text:p text:style-name="P5">lines 2-n+1: integer task times</text:p>
      <text:p text:style-name="P5"></text:p>
      <text:p text:style-name="P5">lines n+2,...: direct precedence relations in form "i,j"</text:p>
      <text:p text:style-name="P5"></text:p>
      <text:p text:style-name="P4"><text:span text:style-name="T4">last line: end mark "-1,-1" (optional)</text:span></text:p>
      <text:p text:style-name="P4"><text:span text:style-name="T4"/></text:p>
      <text:p text:style-name="P4"/>
      <text:p text:style-name="P4"/>
      <text:p text:style-name="P4"><text:span text:style-name="T1">Mais informações em:</text:span> https://assembly-line-balancing.de/salbp/benchmark-data-sets-1993/</text:p>
      <text:p text:style-name="P4"></text:p>
      <text:p text:style-name="P4"></text:p>
      <text:p text:style-name="P3"><text:span text:style-name="T1">*** </text:span><text:span text:style-name="T2">Uma</text:span><text:span text:style-name="T3"> instância é formada pelas informações dos dados acima juntamente com o número de estações, que não está nesse arquivo e deve ser adicionado. </text:span>Lembrar que o <text:span text:style-name="T5">número de estações</text:span> é dado na tabela da definição do trabalh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5T20:34:57.782005356</dc:date>
    <meta:generator>LibreOffice/4.2.6.3$Linux_X86_64 LibreOffice_project/420m0$Build-3</meta:generator>
    <meta:editing-duration>P0D</meta:editing-duration>
    <meta:editing-cycles>1</meta:editing-cycles>
    <meta:document-statistic meta:table-count="0" meta:image-count="0" meta:object-count="0" meta:page-count="1" meta:paragraph-count="14" meta:word-count="71" meta:character-count="497" meta:non-whitespace-character-count="420"/>
  </office:meta>
</office:document-meta>
</file>